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margin-top="0cm" fo:margin-bottom="0cm"/>
    </style:style>
    <style:style style:name="T1" style:family="text">
      <style:text-properties fo:color="#26282a" style:text-outline="false" style:text-line-through-style="none" fo:font-family="'Times New Roman'" style:font-family-generic="roman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quot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6282a" fo:font-family="quot"/>
    </style:style>
    <style:style style:name="T3" style:family="text">
      <style:text-properties fo:color="#26282a" style:font-family-complex="quot"/>
    </style:style>
    <style:style style:name="T4" style:family="text">
      <style:text-properties fo:color="#ff3333"/>
    </style:style>
    <style:style style:name="T5" style:family="text">
      <style:text-properties fo:color="#1c1c1c"/>
    </style:style>
    <style:style style:name="T6" style:family="text">
      <style:text-properties fo:color="#26282a" style:text-outline="false" style:text-line-through-style="none" fo:font-family="quot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6282a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quot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6282a" fo:font-family="quot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26282a" fo:font-size="32pt" fo:font-weight="bold" style:font-size-asian="32pt" style:font-weight-asian="bold" style:font-family-complex="quot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524cm" svg:y="8.686cm" presentation:class="title" presentation:user-transformed="true">
          <draw:text-box>
            <text:p><text:span text:style-name="T1">程式邏輯的介紹</text:span><text:span text:style-name="T1"><text:line-break/></text:span><text:span text:style-name="T1">Introduction of Programming Log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equence </text:span><text:span text:style-name="T3">次序（早上到學校的先後）</text:span></text:p>
              </text:list-item>
              <text:list-item>
                <text:p><text:span text:style-name="T2">And, or </text:span><text:span text:style-name="T3">和</text:span><text:span text:style-name="T2">, </text:span><text:span text:style-name="T3">或，（撲克牌）</text:span></text:p>
              </text:list-item>
              <text:list-item>
                <text:p><text:span text:style-name="T2">Loop </text:span><text:span text:style-name="T3">循環</text:span></text:p>
              </text:list-item>
              <text:list-item>
                <text:p><text:span text:style-name="T2">If else </text:span><text:span text:style-name="T3">如果</text:span></text:p>
              </text:list-item>
              <text:list-item>
                <text:p><text:span text:style-name="T2">Variable </text:span><text:span text:style-name="T3">變數</text:span></text:p>
              </text:list-item>
              <text:list-item>
                <text:p><text:span text:style-name="T2">Function </text:span><text:span text:style-name="T2">函數</text:span><text:span text:style-name="T3">（重複性的使用模組）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4.099cm" svg:x="1.4cm" svg:y="0.541cm" presentation:class="title" presentation:user-transformed="true">
          <draw:text-box>
            <text:list text:style-name="L1">
              <text:list-item>
                <text:p><text:span text:style-name="T2">Sequence </text:span><text:span text:style-name="T3">次序</text:span><text:span text:style-name="T3"><text:line-break/></text:span><text:span text:style-name="T3">（早上到學校的先後）</text:span></text:p>
              </text:list-item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ake up</text:p>
              </text:list-item>
              <text:list-item>
                <text:p>Brush teeth</text:p>
              </text:list-item>
              <text:list-item>
                <text:p>Eat Breakfast</text:p>
              </text:list-item>
              <text:list-item>
                <text:p>Pack School Bag</text:p>
              </text:list-item>
              <text:list-item>
                <text:p>Walk, ride to Sch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<text:span text:style-name="T2">And, or </text:span><text:span text:style-name="T3">和</text:span><text:span text:style-name="T2">, </text:span><text:span text:style-name="T3">或（撲克牌）</text:span></text:p>
              </text:list-item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AND</text:span> Example</text:p>
                <text:list>
                  <text:list-item>
                    <text:p>Larger than 10 <text:span text:style-name="T4">AND</text:span> Diamond </text:p>
                  </text:list-item>
                  <text:list-item>
                    <text:p>Less than 3 <text:span text:style-name="T4">AND</text:span> Spade</text:p>
                  </text:list-item>
                </text:list>
              </text:list-item>
              <text:list-item>
                <text:p><text:span text:style-name="T4">OR</text:span> Example</text:p>
                <text:list>
                  <text:list-item>
                    <text:p>Larger than 10 <text:span text:style-name="T4">OR</text:span> Less than 3</text:p>
                  </text:list-item>
                  <text:list-item>
                    <text:p>Less than 3 <text:span text:style-name="T4">OR </text:span><text:span text:style-name="T5">Sp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Loop </text:span><text:span text:style-name="T3">循環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/>Add one, two, three, four, ….. 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<text:span text:style-name="T6">If <text:s/>else </text:span><text:span text:style-name="T7">如果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If you get 60+ points at the test <text:s/>then you pass <text:s/>else you f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<text:span text:style-name="T6">Variable </text:span><text:span text:style-name="T7">變數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ssign a number(text) to a <text:s/>simb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6"><text:line-break/></text:span><text:span text:style-name="T8">Function </text:span><text:span text:style-name="T8">函數</text:span><text:span text:style-name="T9">（重複性的使用模組）</text:span>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24pt" fo:font-weight="bold" style:font-family-asian="Arial" style:font-family-generic-asian="swiss" style:font-pitch-asian="variable" style:font-size-asian="24pt" style:font-weight-asian="bold" style:font-family-complex="SimSun" style:font-pitch-complex="variable" style:font-weight-complex="bold"/>
    </style:style>
    <style:style style:name="List" style:family="graphic">
      <style:paragraph-properties fo:margin-top="0cm" fo:margin-bottom="0.374cm" style:text-autospace="none"/>
      <style:text-properties style:font-family-asian="Arial" style:font-family-generic-asian="swiss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lvin </meta:initial-creator>
    <meta:creation-date>2019-12-17T09:24:19.16</meta:creation-date>
    <meta:editing-duration>PT1H1M27S</meta:editing-duration>
    <meta:editing-cycles>12</meta:editing-cycles>
    <dc:date>2019-12-17T10:25:46.96</dc:date>
    <dc:creator>kelvin </dc:creator>
    <meta:generator>OpenOffice/4.1.6$Win32 OpenOffice.org_project/416m1$Build-9790</meta:generator>
    <meta:document-statistic meta:object-count="52"/>
  </office:meta>
</office:document-meta>
</file>